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color="#4472C4" fo:font-size="14pt" style:font-size-asian="14pt" style:font-size-complex="14pt" fo:language="en" fo:country="GB"/>
    </style:style>
    <style:style style:name="P2" style:parent-style-name="Standard" style:family="paragraph">
      <style:text-properties fo:font-weight="bold" style:font-weight-asian="bold" style:font-weight-complex="bold" fo:font-size="12pt" style:font-size-asian="12pt" style:font-size-complex="12pt" fo:language="en" fo:country="GB"/>
    </style:style>
    <style:style style:name="P3" style:parent-style-name="Standard" style:family="paragraph">
      <style:text-properties fo:font-size="12pt" style:font-size-asian="12pt" style:font-size-complex="12pt" fo:language="en" fo:country="GB"/>
    </style:style>
    <style:style style:name="P4" style:parent-style-name="Standard" style:family="paragraph">
      <style:text-properties fo:font-weight="bold" style:font-weight-asian="bold" style:font-weight-complex="bold" fo:font-size="12pt" style:font-size-asian="12pt" style:font-size-complex="12pt" fo:language="en" fo:country="GB"/>
    </style:style>
    <style:style style:name="P5" style:parent-style-name="Standard" style:family="paragraph">
      <style:text-properties fo:font-size="12pt" style:font-size-asian="12pt" style:font-size-complex="12pt" fo:language="en" fo:country="GB"/>
    </style:style>
    <style:style style:name="P6" style:parent-style-name="Standard" style:family="paragraph">
      <style:text-properties fo:font-weight="bold" style:font-weight-asian="bold" style:font-weight-complex="bold" fo:font-size="12pt" style:font-size-asian="12pt" style:font-size-complex="12pt" fo:language="en" fo:country="GB"/>
    </style:style>
    <style:style style:name="P7" style:parent-style-name="Standard" style:family="paragraph">
      <style:text-properties fo:font-size="12pt" style:font-size-asian="12pt" style:font-size-complex="12pt" fo:language="en" fo:country="GB"/>
    </style:style>
    <style:style style:name="P8" style:parent-style-name="Standard" style:family="paragraph">
      <style:text-properties fo:font-weight="bold" style:font-weight-asian="bold" style:font-weight-complex="bold" fo:font-size="12pt" style:font-size-asian="12pt" style:font-size-complex="12pt" fo:language="en" fo:country="GB"/>
    </style:style>
    <style:style style:name="T9" style:parent-style-name="Absatz-Standardschriftart" style:family="text">
      <style:text-properties fo:font-size="12pt" style:font-size-asian="12pt" style:font-size-complex="12pt" fo:language="en" fo:country="GB"/>
    </style:style>
    <style:style style:name="T10" style:parent-style-name="Absatz-Standardschriftart" style:family="text">
      <style:text-properties fo:font-size="12pt" style:font-size-asian="12pt" style:font-size-complex="12pt" fo:language="en" fo:country="GB"/>
    </style:style>
    <style:style style:name="T11" style:parent-style-name="Absatz-Standardschriftart" style:family="text">
      <style:text-properties style:font-name-complex="Calibri" fo:font-size="12pt" style:font-size-asian="12pt" style:font-size-complex="12pt" fo:language="en" fo:country="GB"/>
    </style:style>
    <style:style style:name="T12" style:parent-style-name="Absatz-Standardschriftart" style:family="text">
      <style:text-properties fo:font-size="12pt" style:font-size-asian="12pt" style:font-size-complex="12pt" fo:language="en" fo:country="GB"/>
    </style:style>
    <style:style style:name="T13" style:parent-style-name="Absatz-Standardschriftart" style:family="text">
      <style:text-properties style:font-name-complex="Calibri" fo:font-size="12pt" style:font-size-asian="12pt" style:font-size-complex="12pt" fo:language="en" fo:country="GB"/>
    </style:style>
    <style:style style:name="T14" style:parent-style-name="Absatz-Standardschriftart" style:family="text">
      <style:text-properties fo:font-size="12pt" style:font-size-asian="12pt" style:font-size-complex="12pt" fo:language="en" fo:country="GB"/>
    </style:style>
    <style:style style:name="T15" style:parent-style-name="Absatz-Standardschriftart" style:family="text">
      <style:text-properties style:font-name-complex="Calibri" fo:font-size="12pt" style:font-size-asian="12pt" style:font-size-complex="12pt" fo:language="en" fo:country="GB"/>
    </style:style>
    <style:style style:name="T16" style:parent-style-name="Absatz-Standardschriftart" style:family="text">
      <style:text-properties fo:font-size="12pt" style:font-size-asian="12pt" style:font-size-complex="12pt" fo:language="en" fo:country="GB"/>
    </style:style>
    <style:style style:name="T17" style:parent-style-name="Absatz-Standardschriftart" style:family="text">
      <style:text-properties style:font-name-complex="Calibri" fo:font-size="12pt" style:font-size-asian="12pt" style:font-size-complex="12pt" fo:language="en" fo:country="GB"/>
    </style:style>
    <style:style style:name="T18" style:parent-style-name="Absatz-Standardschriftart" style:family="text">
      <style:text-properties fo:font-size="12pt" style:font-size-asian="12pt" style:font-size-complex="12pt" fo:language="en" fo:country="GB"/>
    </style:style>
    <style:style style:name="T19" style:parent-style-name="Absatz-Standardschriftart" style:family="text">
      <style:text-properties style:font-name-complex="Calibri" fo:font-size="12pt" style:font-size-asian="12pt" style:font-size-complex="12pt" fo:language="en" fo:country="GB"/>
    </style:style>
    <style:style style:name="T20" style:parent-style-name="Absatz-Standardschriftart" style:family="text">
      <style:text-properties fo:font-size="12pt" style:font-size-asian="12pt" style:font-size-complex="12pt" fo:language="en" fo:country="GB"/>
    </style:style>
    <style:style style:name="T21" style:parent-style-name="Absatz-Standardschriftart" style:family="text">
      <style:text-properties style:font-name-complex="Calibri" fo:font-size="12pt" style:font-size-asian="12pt" style:font-size-complex="12pt" fo:language="en" fo:country="GB"/>
    </style:style>
    <style:style style:name="T22" style:parent-style-name="Absatz-Standardschriftart" style:family="text">
      <style:text-properties fo:font-size="12pt" style:font-size-asian="12pt" style:font-size-complex="12pt" fo:language="en" fo:country="GB"/>
    </style:style>
    <style:style style:name="T23" style:parent-style-name="Absatz-Standardschriftart" style:family="text">
      <style:text-properties fo:font-size="12pt" style:font-size-asian="12pt" style:font-size-complex="12pt" fo:language="en" fo:country="GB"/>
    </style:style>
    <style:style style:name="T24" style:parent-style-name="Absatz-Standardschriftart" style:family="text">
      <style:text-properties fo:font-size="12pt" style:font-size-asian="12pt" style:font-size-complex="12pt" fo:language="en" fo:country="GB"/>
    </style:style>
    <style:style style:name="P25" style:parent-style-name="Standard" style:family="paragraph">
      <style:text-properties fo:font-weight="bold" style:font-weight-asian="bold" style:font-weight-complex="bold" fo:font-size="12pt" style:font-size-asian="12pt" style:font-size-complex="12pt" fo:language="en" fo:country="GB"/>
    </style:style>
    <style:style style:name="P26" style:parent-style-name="Standard" style:family="paragraph">
      <style:text-properties fo:font-size="12pt" style:font-size-asian="12pt" style:font-size-complex="12pt" fo:language="en" fo:country="GB"/>
    </style:style>
    <style:style style:name="P27" style:parent-style-name="Standard" style:family="paragraph">
      <style:text-properties fo:font-weight="bold" style:font-weight-asian="bold" style:font-weight-complex="bold" fo:font-size="12pt" style:font-size-asian="12pt" style:font-size-complex="12pt" fo:language="en" fo:country="GB"/>
    </style:style>
    <style:style style:name="P28" style:parent-style-name="Standard" style:family="paragraph">
      <style:text-properties fo:font-size="12pt" style:font-size-asian="12pt" style:font-size-complex="12pt" fo:language="en" fo:country="GB"/>
    </style:style>
    <style:style style:name="P29" style:parent-style-name="Standard" style:family="paragraph">
      <style:text-properties fo:font-weight="bold" style:font-weight-asian="bold" style:font-weight-complex="bold" fo:font-size="12pt" style:font-size-asian="12pt" style:font-size-complex="12pt" fo:language="en" fo:country="GB"/>
    </style:style>
    <style:style style:name="P30" style:parent-style-name="Standard" style:family="paragraph">
      <style:text-properties fo:font-size="12pt" style:font-size-asian="12pt" style:font-size-complex="12pt" fo:language="en" fo:country="GB"/>
    </style:style>
    <style:style style:name="P31" style:parent-style-name="Standard" style:family="paragraph">
      <style:text-properties fo:font-weight="bold" style:font-weight-asian="bold" style:font-weight-complex="bold" fo:font-size="12pt" style:font-size-asian="12pt" style:font-size-complex="12pt" fo:language="en" fo:country="GB"/>
    </style:style>
    <style:style style:name="T32" style:parent-style-name="Absatz-Standardschriftart" style:family="text">
      <style:text-properties fo:font-size="12pt" style:font-size-asian="12pt" style:font-size-complex="12pt" fo:language="en" fo:country="GB"/>
    </style:style>
    <style:style style:name="T33" style:parent-style-name="Absatz-Standardschriftart" style:family="text">
      <style:text-properties fo:font-size="12pt" style:font-size-asian="12pt" style:font-size-complex="12pt" fo:language="en" fo:country="GB"/>
    </style:style>
    <style:style style:name="T34" style:parent-style-name="Absatz-Standardschriftart" style:family="text">
      <style:text-properties style:font-name-complex="Calibri" fo:font-size="12pt" style:font-size-asian="12pt" style:font-size-complex="12pt" fo:language="en" fo:country="GB"/>
    </style:style>
    <style:style style:name="T35" style:parent-style-name="Absatz-Standardschriftart" style:family="text">
      <style:text-properties fo:font-size="12pt" style:font-size-asian="12pt" style:font-size-complex="12pt" fo:language="en" fo:country="GB"/>
    </style:style>
    <style:style style:name="T36" style:parent-style-name="Absatz-Standardschriftart" style:family="text">
      <style:text-properties style:font-name-complex="Calibri" fo:font-size="12pt" style:font-size-asian="12pt" style:font-size-complex="12pt" fo:language="en" fo:country="GB"/>
    </style:style>
    <style:style style:name="T37" style:parent-style-name="Absatz-Standardschriftart" style:family="text">
      <style:text-properties fo:font-size="12pt" style:font-size-asian="12pt" style:font-size-complex="12pt" fo:language="en" fo:country="GB"/>
    </style:style>
    <style:style style:name="T38" style:parent-style-name="Absatz-Standardschriftart" style:family="text">
      <style:text-properties fo:font-size="12pt" style:font-size-asian="12pt" style:font-size-complex="12pt" fo:language="en" fo:country="GB"/>
    </style:style>
    <style:style style:name="T39" style:parent-style-name="Absatz-Standardschriftart" style:family="text">
      <style:text-properties style:font-name-complex="Calibri" fo:font-size="12pt" style:font-size-asian="12pt" style:font-size-complex="12pt" fo:language="en" fo:country="GB"/>
    </style:style>
    <style:style style:name="T40" style:parent-style-name="Absatz-Standardschriftart" style:family="text">
      <style:text-properties fo:font-size="12pt" style:font-size-asian="12pt" style:font-size-complex="12pt" fo:language="en" fo:country="GB"/>
    </style:style>
    <style:style style:name="T41" style:parent-style-name="Absatz-Standardschriftart" style:family="text">
      <style:text-properties style:font-name-complex="Calibri" fo:font-size="12pt" style:font-size-asian="12pt" style:font-size-complex="12pt" fo:language="en" fo:country="GB"/>
    </style:style>
    <style:style style:name="T42" style:parent-style-name="Absatz-Standardschriftart" style:family="text">
      <style:text-properties fo:font-size="12pt" style:font-size-asian="12pt" style:font-size-complex="12pt" fo:language="en" fo:country="GB"/>
    </style:style>
    <style:style style:name="P43" style:parent-style-name="Standard" style:family="paragraph">
      <style:text-properties fo:font-weight="bold" style:font-weight-asian="bold" style:font-weight-complex="bold" fo:font-size="12pt" style:font-size-asian="12pt" style:font-size-complex="12pt" fo:language="en" fo:country="GB"/>
    </style:style>
    <style:style style:name="P44" style:parent-style-name="Standard" style:family="paragraph">
      <style:text-properties fo:font-size="12pt" style:font-size-asian="12pt" style:font-size-complex="12pt" fo:language="en" fo:country="GB"/>
    </style:style>
    <style:style style:name="P45" style:parent-style-name="Standard" style:family="paragraph">
      <style:text-properties fo:font-weight="bold" style:font-weight-asian="bold" style:font-weight-complex="bold" fo:font-size="12pt" style:font-size-asian="12pt" style:font-size-complex="12pt" fo:language="en" fo:country="GB"/>
    </style:style>
    <style:style style:name="P46" style:parent-style-name="Standard" style:family="paragraph">
      <style:text-properties fo:font-size="12pt" style:font-size-asian="12pt" style:font-size-complex="12pt" fo:language="en" fo:country="GB"/>
    </style:style>
    <style:style style:name="P47" style:parent-style-name="Standard" style:family="paragraph">
      <style:text-properties fo:font-weight="bold" style:font-weight-asian="bold" style:font-weight-complex="bold" fo:font-size="12pt" style:font-size-asian="12pt" style:font-size-complex="12pt" fo:language="en" fo:country="GB"/>
    </style:style>
    <style:style style:name="P48" style:parent-style-name="Standard" style:family="paragraph">
      <style:text-properties fo:font-size="12pt" style:font-size-asian="12pt" style:font-size-complex="12pt" fo:language="en" fo:country="GB"/>
    </style:style>
    <style:style style:name="P49" style:parent-style-name="Standard" style:family="paragraph">
      <style:text-properties fo:font-weight="bold" style:font-weight-asian="bold" style:font-weight-complex="bold" fo:font-size="12pt" style:font-size-asian="12pt" style:font-size-complex="12pt" fo:language="en" fo:country="GB"/>
    </style:style>
    <style:style style:name="P50" style:parent-style-name="Standard" style:family="paragraph">
      <style:text-properties fo:font-size="12pt" style:font-size-asian="12pt" style:font-size-complex="12pt" fo:language="en" fo:country="GB"/>
    </style:style>
    <style:style style:name="P51" style:parent-style-name="Standard" style:family="paragraph">
      <style:text-properties fo:font-weight="bold" style:font-weight-asian="bold" style:font-weight-complex="bold" fo:font-size="12pt" style:font-size-asian="12pt" style:font-size-complex="12pt" fo:language="en" fo:country="GB"/>
    </style:style>
    <style:style style:name="T52" style:parent-style-name="Absatz-Standardschriftart" style:family="text">
      <style:text-properties fo:font-size="12pt" style:font-size-asian="12pt" style:font-size-complex="12pt" fo:language="en" fo:country="GB"/>
    </style:style>
    <style:style style:name="T53" style:parent-style-name="Absatz-Standardschriftart" style:family="text">
      <style:text-properties fo:font-size="12pt" style:font-size-asian="12pt" style:font-size-complex="12pt" fo:language="en" fo:country="GB"/>
    </style:style>
    <style:style style:name="T54" style:parent-style-name="Absatz-Standardschriftart" style:family="text">
      <style:text-properties style:text-position="sub 66.6%" fo:font-size="12pt" style:font-size-asian="12pt" style:font-size-complex="12pt" fo:language="en" fo:country="GB"/>
    </style:style>
    <style:style style:name="T55" style:parent-style-name="Absatz-Standardschriftart" style:family="text">
      <style:text-properties fo:font-size="12pt" style:font-size-asian="12pt" style:font-size-complex="12pt" fo:language="en" fo:country="GB"/>
    </style:style>
    <style:style style:name="P56" style:parent-style-name="Standard" style:family="paragraph">
      <style:text-properties fo:font-weight="bold" style:font-weight-asian="bold" style:font-weight-complex="bold" fo:font-size="12pt" style:font-size-asian="12pt" style:font-size-complex="12pt" fo:language="en" fo:country="GB"/>
    </style:style>
    <style:style style:name="P57" style:parent-style-name="Standard" style:family="paragraph">
      <style:text-properties fo:font-size="12pt" style:font-size-asian="12pt" style:font-size-complex="12pt" fo:language="en" fo:country="GB"/>
    </style:style>
    <style:style style:name="P58" style:parent-style-name="Standard" style:family="paragraph">
      <style:text-properties fo:font-weight="bold" style:font-weight-asian="bold" style:font-weight-complex="bold" fo:font-size="12pt" style:font-size-asian="12pt" style:font-size-complex="12pt" fo:language="en" fo:country="GB"/>
    </style:style>
    <style:style style:name="P59" style:parent-style-name="Standard" style:family="paragraph">
      <style:text-properties fo:font-size="12pt" style:font-size-asian="12pt" style:font-size-complex="12pt" fo:language="en" fo:country="GB"/>
    </style:style>
    <style:style style:name="P60" style:parent-style-name="Standard" style:family="paragraph">
      <style:text-properties fo:font-weight="bold" style:font-weight-asian="bold" style:font-weight-complex="bold" fo:font-size="12pt" style:font-size-asian="12pt" style:font-size-complex="12pt" fo:language="en" fo:country="GB"/>
    </style:style>
    <style:style style:name="P61" style:parent-style-name="Standard" style:family="paragraph">
      <style:text-properties fo:font-size="12pt" style:font-size-asian="12pt" style:font-size-complex="12pt" fo:language="en" fo:country="GB"/>
    </style:style>
    <style:style style:name="P62" style:parent-style-name="Standard" style:family="paragraph">
      <style:text-properties fo:font-weight="bold" style:font-weight-asian="bold" style:font-weight-complex="bold" fo:font-size="12pt" style:font-size-asian="12pt" style:font-size-complex="12pt" fo:language="en" fo:country="GB"/>
    </style:style>
    <style:style style:name="P63" style:parent-style-name="Standard" style:family="paragraph">
      <style:text-properties fo:font-size="12pt" style:font-size-asian="12pt" style:font-size-complex="12pt" fo:language="en" fo:country="GB"/>
    </style:style>
    <style:style style:name="P64" style:parent-style-name="Standard" style:family="paragraph">
      <style:text-properties fo:font-size="12pt" style:font-size-asian="12pt" style:font-size-complex="12pt" fo:language="en" fo:country="GB"/>
    </style:style>
    <style:style style:name="P65" style:parent-style-name="Standard" style:family="paragraph">
      <style:text-properties fo:font-size="12pt" style:font-size-asian="12pt" style:font-size-complex="12pt" fo:language="en" fo:country="GB"/>
    </style:style>
    <style:style style:name="P66" style:parent-style-name="Standard" style:family="paragraph">
      <style:text-properties fo:font-size="12pt" style:font-size-asian="12pt" style:font-size-complex="12pt" fo:language="en" fo:country="GB"/>
    </style:style>
    <style:style style:name="T67" style:parent-style-name="Absatz-Standardschriftart" style:family="text">
      <style:text-properties fo:font-size="12pt" style:font-size-asian="12pt" style:font-size-complex="12pt" fo:language="en" fo:country="GB"/>
    </style:style>
    <style:style style:name="T68" style:parent-style-name="Absatz-Standardschriftart" style:family="text">
      <style:text-properties fo:font-size="12pt" style:font-size-asian="12pt" style:font-size-complex="12pt" fo:language="en" fo:country="GB"/>
    </style:style>
    <style:style style:name="T69" style:parent-style-name="Absatz-Standardschriftart" style:family="text">
      <style:text-properties fo:font-size="12pt" style:font-size-asian="12pt" style:font-size-complex="12pt"/>
    </style:style>
    <style:style style:name="P70" style:parent-style-name="Standard" style:family="paragraph">
      <style:text-properties fo:font-size="12pt" style:font-size-asian="12pt" style:font-size-complex="12pt"/>
    </style:style>
  </office:automatic-styles>
  <office:body>
    <office:text text:use-soft-page-breaks="true">
      <text:p text:style-name="P1">FAQs</text:p>
      <text:p text:style-name="P2">1. What is<text:s/>the<text:s/>AWM's current problem?</text:p>
      <text:p text:style-name="P3">Until now, the compost made from Munich's biowaste has been of such good quality that it has been certified by the Bundesgütegemeinschaft Kompost (BGK) e. V. (Federal Compost Quality<text:s/>Association) for organic farming. This seal of quality is now at stake, as unfortunately more and more plastic bags as well as bags made of biodegradable plastics end up in the organic waste bin. This is the result of regular analyses of the compost quality, which are carried out twice a month by the BGK. The AWM has already exceeded the limit value for the permissible proportion of impurities in recent years and was reprimanded as a result. At the same time, the limits were tightened by the BGK. If the quality of the compost does not improve again, there is a risk of losing the certificate and thus no longer having any sales for the soil products.</text:p>
      <text:p text:style-name="P4">2. What are the AWM's goals?</text:p>
      <text:p text:style-name="P5">The AWM's main objective is to improve the quality of biowaste and to increase the<text:s/>quantity of soil products.</text:p>
      <text:p text:style-name="P6">3. What is currently being done to achieve the AWM's goal?</text:p>
      <text:p text:style-name="P7">Currently, unannounced quality controls take place every 14 days for two districts. The districts to be checked are selected in such a way that a rather high level of foreign matter contamination in the waste is to be expected. Every working day, four teams with two quality inspectors each are on the road, inspecting about 30-40 tonnes per day. First, a visual inspection is carried out, meaning that the bin is checked just with the eyes. If necessary, tongs are used to detect foreign matter within the waste. In addition, sample paper bags are distributed to around 630,000 Munich households and advertising posters are placed at underground stations, refuse collection vehicles and in the Munich city area.</text:p>
      <text:p text:style-name="P8">4. What data is collected during the check?</text:p>
      <text:p text:style-name="Standard"><text:span text:style-name="T9">During the checks, the date, the parking space number, the street with house number, the fill level of the bin and other remarks are recorded. The quality of the bins is also recor</text:span><text:span text:style-name="T10">ded. The inspectors rate the bins as either<text:s/></text:span><text:span text:style-name="T11">"</text:span><text:span text:style-name="T12">uncontaminated</text:span><text:span text:style-name="T13">"</text:span><text:span text:style-name="T14">,<text:s/></text:span><text:span text:style-name="T15">"</text:span><text:span text:style-name="T16">acceptable</text:span><text:span text:style-name="T17">"</text:span><text:span text:style-name="T18"><text:s/>or<text:s/></text:span><text:span text:style-name="T19">"</text:span><text:span text:style-name="T20">contaminated</text:span><text:span text:style-name="T21">"</text:span><text:span text:style-name="T22">, depending on the amount of foreign matter. The bin is considered acceptable if there is only a small amount of foreign matter (no plastic bags, 1-4 compostable or</text:span><text:span text:style-name="T23">ganic bags, isolated foreign matter e.g., yoghurt pots, cigarette packets) in the waste. It is considered contaminated if the proportion of foreign matter is too high (e.g., because of one plastic bag or more, more than 4 compostable organic bags, predomin</text:span><text:span text:style-name="T24">antly foreign matter e.g., packaged food or residual waste).</text:span></text:p>
      <text:p text:style-name="P25">5. What happens to the collected data?<text:s/></text:p>
      <text:p text:style-name="P26">The data is handled in accordance with the current data protection regulation.</text:p>
      <text:p text:style-name="P27">6. How do other municipalities deal with the problem?<text:s/></text:p>
      <text:p text:style-name="P28">Many municipalities deal with the problem in a similar way to Munich. There are differences regarding the public relations.</text:p>
      <text:p text:style-name="P29">7. Where is organic waste separated particularly badly and why?</text:p>
      <text:p text:style-name="P30">Experience shows that organic waste is separated less carefully in certain places than in<text:s/>others. One factor is the building and settlement structure. The larger and more anonymous the housing estate, the more foreign matter is contained in the organic waste.</text:p>
      <text:p text:style-name="P31">8. What happens if there are foreign substances in the organic waste and what are the<text:s/>consequences?</text:p>
      <text:p text:style-name="Standard"><text:span text:style-name="T32">Depending on the allocation of the bins, the property management or the homeowner will be notified of the misbehaviour. The amount of foreign matter determines the recycling of the bin. Bins containing plastic will be marked directly<text:s/></text:span><text:span text:style-name="T33">with a red sticker (</text:span><text:span text:style-name="T34">"</text:span><text:span text:style-name="T35">contaminated</text:span><text:span text:style-name="T36">"</text:span><text:span text:style-name="T37">) and the contents will be incinerated. The costs for incineration amounting to 10.72€ are borne by the polluter in the case of a single-family house. In the case of complex housing systems, the costs are settled at the<text:s/></text:span><text:span text:style-name="T38">end of the year by the property management via the service charge statement. In case of contamination by small amounts of compostable BAW waste bags, the bin receives a yellow sticker (</text:span><text:span text:style-name="T39">"</text:span><text:span text:style-name="T40">acceptable</text:span><text:span text:style-name="T41">"</text:span><text:span text:style-name="T42">). The contents of this bin will then be composted.</text:span></text:p>
      <text:p text:style-name="P43">9. What<text:s/>happens to the contents of the organic waste bins that meet the requirements?</text:p>
      <text:p text:style-name="P44">High-quality, quality-assured compost and potting soil are produced from Munich's organic waste at the AWM's soil plant at the Freimann waste disposal park. The AWM produces a total of four types of soil there: Munich potting soil, planting soil, peat-free organic soil and lawn soil. Around 20,000 t of biowaste processed in AWM's dry fermentation plant each year produces almost 6,000 t of compost and 3,000 MWh of electricity. In<text:s/>2017, AWM was able to sell around 40,000 soil bags, 500 t of soil in bulk and 2,000 t of compost. This closes the ecological cycle - a tangible and very sensible example of waste avoidance in practice and sustainable resource protection.</text:p>
      <text:p text:style-name="P45">10. What belongs in the organic waste bin?<text:s/></text:p>
      <text:p text:style-name="P46">Garden waste and kitchen waste such as bread, eggshells, meat, fish, fruit, vegetables, etc. belong in the organic waste bin.</text:p>
      <text:p text:style-name="P47">11. Why is it so important to separate organic waste correctly?<text:s/></text:p>
      <text:p text:style-name="P48">To improve the recycling process and thus increase the ecological cycle of reuse.</text:p>
      <text:p text:style-name="P49">12. Why are compostable organic bags made of biodegradable materials not allowed in organic waste?</text:p>
      <text:p text:style-name="P50">Bags made of biodegradable plastics cannot be completely degraded in the municipal treatment plant - the rotting time of around 12 weeks is too short for this. The bags are chopped up into small particles when the digestate is sieved after rotting, polluting the finished compost and thus lowering the quality of Munich's soil.</text:p>
      <text:p text:style-name="P51">13. Why is the AWM's composting process not extended to make the breakdown of BAW bags possible?</text:p>
      <text:p text:style-name="Standard"><text:span text:style-name="T52">AWM generally has too few composting facilities and is not provided with free areas due to the lack of space in Munich. An extension would be possible in the surrounding area, but this would involve hi</text:span><text:span text:style-name="T53">gh costs and would pollute the environment too much due to CO</text:span><text:span text:style-name="T54">2</text:span><text:span text:style-name="T55"><text:s/>emissions from the means of transport.</text:span></text:p>
      <text:p text:style-name="P56">14. What is the aim of the AWM's cooperation with the Munich University of Applied Sciences?</text:p>
      <text:p text:style-name="P57">Through the cooperation with the Munich University of Applied<text:s/>Sciences, the AWM would like to start a new pilot project and develop possible measures to solve the problem. With the help of workshops, the core problem of the AWM was clearly defined and target-oriented measures were derived. Consequently, we decided to educate the citizens mainly via social media platforms.</text:p>
      <text:p text:style-name="P58">15. Why should the education work be carried out mainly via social media platforms?</text:p>
      <text:p text:style-name="P59">Due to a large number of active social media users, one has a high reach. In addition, it is possible to address the target group very well with various targeting options. Furthermore, the automatic recording of user interaction with the social ads (clicks, views, etc.) simplifies the precise analysis and success measurement of social media advertising thanks to various tracking technologies. Social media advertising offers promising advertising opportunities with full cost control, even for small budgets.</text:p>
      <text:p text:style-name="P60">16. What can advertising via social media look like?</text:p>
      <text:p text:style-name="P61">Firstly, via influencer collaborations, as these have a high<text:s/>reach and at the same time represent a role model function for many people. When selecting influencers, attention has to be paid to a high reach in Munich. The influencers are sent sample paper bags and are supposed to post a weekly story in which they explain the importance of waste separation. They should also call on their followers to separate their waste properly. On the other hand, the education is to take place in the form of short advertising clips, which are to be placed on YouTube, Instagram, Snapchat and Facebook. The 30-second clips will show what goes into the organic waste bin and what does not. The clips will explicitly point out the problem of the BAW bags. The use of differently designed advertising videos, which nevertheless inform about the same core problem, can ensure that the advertising is designed in an interesting way for the user and picks him up personally. The algorithm of the social media platforms evaluates the online data of its users and enables target group-specific marketing.<text:s/>In addition, a large number of advertising banners are to be placed in so-called feeds in order to be as present and eye-catching as possible to the citizens. Our storyboard should be used as an advertising banner. The website or Instagram account of the<text:s/>AWM should be linked in the advertising banner in order to provide more detailed information about waste separation.</text:p>
      <text:p text:style-name="P62">17. What costs can be expected for the respective advertising options?</text:p>
      <text:p text:style-name="P63">The costs for social media advertising can be charged in different ways. The prices depend mainly on the type of advertisement chosen. It is possible to choose between the following types of billing:</text:p>
      <text:p text:style-name="P64">With CPC (Cost Per Click), the costs are charged for each individual click. Here, you pay when a user actively notices the ad and interacts with it. According to various experts, the average cost for a single click is between 56 and 72 cents.</text:p>
      <text:p text:style-name="P65">Another possibility is to choose CPM (Cost Per Mille). With this strategy, costs are incurred per 1,000 advertising impressions. This means that the ads only have to appear on the user's screen. Viewing once means one impression. Clicks play no role in this calculation. According to various experts, the average cost per thousand is between 5 and 6 euros.</text:p>
      <text:p text:style-name="P66">Social media advertising can also be<text:s/>billed as CPA (Cost Per Action). With this popular cost model, you pay for different actions that are directly related to the advertising. A rather innovative strategy is CPL (Cost per Like). With this, you only pay if a user has liked the post.</text:p>
      <text:p text:style-name="Standard"><text:span text:style-name="T67">When adve</text:span><text:span text:style-name="T68">rtising via influencers, the costs depend on the number of their followers. For example, an influencer with 10,000 followers could charge 100 euros per post.<text:s/></text:span><text:span text:style-name="T69">An influencer with 100,000 followers could charge 1,000 euros per post.</text:span></text:p>
      <text:p text:style-name="P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nglste</meta:initial-creator>
    <dc:creator>ringlste</dc:creator>
    <meta:creation-date>2021-01-26T14:57:00Z</meta:creation-date>
    <dc:date>2021-01-26T21:47:00Z</dc:date>
    <meta:template xlink:href="Normal" xlink:type="simple"/>
    <meta:editing-cycles>4</meta:editing-cycles>
    <meta:editing-duration>PT0S</meta:editing-duration>
    <meta:document-statistic meta:page-count="1" meta:paragraph-count="19" meta:word-count="1358" meta:character-count="9901" meta:row-count="71" meta:non-whitespace-character-count="8562"/>
  </office:meta>
</office:document-meta>
</file>